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1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35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7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9" style:family="text">
      <style:text-properties fo:color="#000000" style:font-name="Consola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T10" style:family="text"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11" style:family="text">
      <style:text-properties fo:color="#000000" style:font-name="Consolas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2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3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4" style:family="text"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5" style:family="text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6" style:family="text">
      <style:text-properties fo:color="#000000" style:font-name="Times New Roman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7" style:family="text">
      <style:text-properties fo:color="#000000" style:text-underline-style="solid" style:text-underline-width="auto" style:text-underline-color="font-color"/>
    </style:style>
    <style:style style:name="T18" style:family="text">
      <style:text-properties fo:color="#000000" style:text-underline-style="none" fo:font-weight="normal" style:font-weight-asian="normal" style:font-weight-complex="normal"/>
    </style:style>
    <style:style style:name="T19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0" style:family="text">
      <style:text-properties fo:color="#2a00ff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1" style:family="text">
      <style:text-properties fo:color="#2a00ff" fo:font-style="italic" style:font-style-asian="italic" style:font-style-complex="italic"/>
    </style:style>
    <style:style style:name="T22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4" style:family="text">
      <style:text-properties fo:color="#646464"/>
    </style:style>
    <style:style style:name="T25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26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7" style:family="text">
      <style:text-properties fo:color="#646464" style:text-underline-style="none" fo:font-weight="normal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7f0055" fo:font-weight="bold" style:font-weight-asian="bold" style:font-weight-complex="bold"/>
    </style:style>
    <style:style style:name="T30" style:family="text">
      <style:text-properties fo:color="#6a3e3e" style:text-underline-style="solid" style:text-underline-width="auto" style:text-underline-color="font-color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008080"/>
    </style:style>
    <style:style style:name="T35" style:family="text">
      <style:text-properties fo:color="#008080" style:text-underline-style="none" fo:font-weight="normal" style:font-weight-asian="normal" style:font-weight-complex="normal"/>
    </style:style>
    <style:style style:name="T36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37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8" style:family="text">
      <style:text-properties fo:color="#3f7f7f"/>
    </style:style>
    <style:style style:name="T39" style:family="text">
      <style:text-properties fo:color="#3f7f7f" style:text-underline-style="none" fo:font-weight="normal" style:font-weight-asian="normal" style:font-weight-complex="normal"/>
    </style:style>
    <style:style style:name="T40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41" style:family="text">
      <style:text-properties fo:color="#7f007f"/>
    </style:style>
    <style:style style:name="T42" style:family="text">
      <style:text-properties fo:color="#7f007f"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361864" text:style-name="L1">
        <text:list-header>
          <text:p text:style-name="P34"/>
        </text:list-header>
      </text:list>
      <text:p text:style-name="P2"/>
      <text:p text:style-name="P2">Narzędzie mapowania </text:p>
      <text:p text:style-name="P2">obiektowo-relacyjnego </text:p>
      <text:p text:style-name="P2"><text:s/>Hibernat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Ćwiczeni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/text:p>
      <text:p text:style-name="P5">Ćwiczenie spring-core</text:p>
      <text:p text:style-name="P5"/>
      <text:p text:style-name="P12">Poniższe ćwiczenia będziemy wykonywać w obrębie projektu spring-core. W razie problemów można się wspomagać projektem spring-core-solved który zawiera już gotowe rozwiązania</text:p>
      <text:p text:style-name="P5"/>
      <text:p text:style-name="P7"/>
      <text:p text:style-name="P6">1.0: <text:span text:style-name="T28">Przeanalizować aktualne zależności maven'a</text:span></text:p>
      <text:p text:style-name="P7"/>
      <text:p text:style-name="Standard"><text:span text:style-name="T31">1.1: </text:span><text:span text:style-name="T32">Stworzenie podstawowej konfiguracji Spring i stworzenie pierwszego komponentu/beana</text:span></text:p>
      <text:p text:style-name="Standard"/>
      <text:p text:style-name="Standard"><text:span text:style-name="T1">Zadanie</text:span>: W pakiecie pl.vavatech.auction.blc.service należy stworzyć klasę <text:span text:style-name="T3">UserService </text:span><text:span text:style-name="T13">a w pakiecie </text:span><text:s/>pl.vavatech.auction.blc</text:p>
      <text:p text:style-name="Standard"/>
      <text:p text:style-name="P11">@Configuration //informacja dla springa, że to jest klasa konfiguracyjna</text:p>
      <text:p text:style-name="P13"><text:span text:style-name="T29">public</text:span><text:span text:style-name="T2"> </text:span><text:span text:style-name="T29">class</text:span><text:span text:style-name="T2"> BusinessConfig {</text:span></text:p>
      <text:p text:style-name="P13"><text:span text:style-name="T2"><text:tab/></text:span><text:span text:style-name="T24">@Bean</text:span></text:p>
      <text:p text:style-name="P15"><text:tab/>UserService userService() {</text:p>
      <text:p text:style-name="P13"><text:span text:style-name="T2"><text:tab/><text:tab/></text:span><text:span text:style-name="T29">return</text:span><text:span text:style-name="T2"> </text:span><text:span text:style-name="T29">new</text:span><text:span text:style-name="T2"> UserService();</text:span></text:p>
      <text:p text:style-name="P15"><text:tab/>}</text:p>
      <text:p text:style-name="P15">}</text:p>
      <text:p text:style-name="P15"/>
      <text:p text:style-name="P15"/>
      <text:p text:style-name="P15"/>
      <text:p text:style-name="P23">Konfigurację uruchamiamy za pomocą </text:p>
      <text:p text:style-name="P15"/>
      <text:p text:style-name="P13"><text:span text:style-name="T2">ApplicationContext </text:span><text:span text:style-name="T30">context</text:span><text:span text:style-name="T2"> = </text:span><text:span text:style-name="T29">new</text:span><text:span text:style-name="T2"> AnnotationConfigApplicationContext(</text:span></text:p>
      <text:p text:style-name="P13"><text:span text:style-name="T2"><text:tab/><text:tab/><text:tab/><text:tab/>BusinessConfig.</text:span><text:span text:style-name="T29">class</text:span><text:span text:style-name="T2">);</text:span></text:p>
      <text:p text:style-name="P23"/>
      <text:p text:style-name="P23">sprawdzić jakie metody udostępnia obiekt context i pobrać userService.</text:p>
      <text:p text:style-name="P15"/>
      <text:p text:style-name="P1"><text:span text:style-name="T31">1.2:</text:span> <text:span text:style-name="T32">Automatyczne wykrywanie komponentów</text:span></text:p>
      <text:p text:style-name="P26"/>
      <text:p text:style-name="P26"><text:span text:style-name="T1">Zadanie</text:span>: W pakiecie pl.vavatech.auction.blc.service należy utworzyć klasy AuctionServcie, OfferService a w pakiecie pl.vavatech.auction.blc.repo AuctionRepo, OfferRepo.</text:p>
      <text:p text:style-name="P26"/>
      <text:p text:style-name="P26">Klasy serwisów ozaczamy adnotacją @Service a klasy repozytoriów adnotacją @Repository</text:p>
      <text:p text:style-name="P26"/>
      <text:p text:style-name="P26">W klasie <text:s/><text:span text:style-name="T3">BusinessConfig dodajemy adnotacje </text:span><text:span text:style-name="T25">@ComponentScan</text:span><text:span text:style-name="T3">(</text:span><text:span text:style-name="T19">"pl.vavatech.auction.blc"</text:span><text:span text:style-name="T3">) która oznacza, zę spring ma szukać komponentów we wskazanym pakiecie.</text:span></text:p>
      <text:p text:style-name="P15"/>
      <text:p text:style-name="P15">sprawdzić za pomocą obiektu context czy spring wyszukał wszystkie komponenty.</text:p>
      <text:p text:style-name="P15"/>
      <text:p text:style-name="P1"><text:span text:style-name="T31">1.3: </text:span><text:span text:style-name="T32">Poznanie cyklu życia komponentów</text:span></text:p>
      <text:p text:style-name="P26"/>
      <text:p text:style-name="P26"><text:span text:style-name="T1">Zadanie</text:span>: W pakiecie pl.vavatech.auction.blc.model<text:span text:style-name="T3"> znajdują się encje zaimplementować obiekty InMemoryAuctionRepo, InMemoryOfferRepo dodając im metody:</text:span></text:p>
      <text:list xml:id="list30345614" text:style-name="L2">
        <text:list-item>
          <text:p text:style-name="P30">Entity find(Long id)</text:p>
        </text:list-item>
        <text:list-item>
          <text:p text:style-name="P30">List&lt;Entity&gt; findAll()</text:p>
        </text:list-item>
        <text:list-item>
          <text:p text:style-name="P30">void update(entity)</text:p>
        </text:list-item>
        <text:list-item>
          <text:p text:style-name="P30">Long insert(entity)</text:p>
        </text:list-item>
        <text:list-item>
          <text:p text:style-name="P30"><text:soft-page-break/>void delete(Long id)</text:p>
        </text:list-item>
      </text:list>
      <text:p text:style-name="P9"/>
      <text:p text:style-name="P9">Aktualna implementacja może opierać się o mapę w pamięci. Obiekty InMemory są implementacjami interfejsów AuctionRepo oraz OfferRepo</text:p>
      <text:p text:style-name="P8"/>
      <text:p text:style-name="P8">Za pomocą metod cyklu życia podczas inicjalizacji komponentów InMemory dodać dwie aukcje.</text:p>
      <text:p text:style-name="P8"/>
      <text:p text:style-name="P1"><text:span text:style-name="T31">1.4:</text:span> <text:span text:style-name="T32">Stworzenie procesora beanów</text:span></text:p>
      <text:p text:style-name="P26"/>
      <text:p text:style-name="P26"><text:span text:style-name="T1">Zadanie</text:span>: W pakiecie pl.vavatech.auction.blc.component<text:span text:style-name="T3"> tworzymy klasę BeanProcessor implementującą BeanPostProcessor. Za pomocą logera wypisać kolejność initializacji komponentów</text:span></text:p>
      <text:p text:style-name="P15"/>
      <text:p text:style-name="P1"><text:span text:style-name="T31">1.5:</text:span> <text:span text:style-name="T32">Skorzystanie z plików konfiguracyjnych</text:span></text:p>
      <text:p text:style-name="P26"/>
      <text:p text:style-name="P26"><text:span text:style-name="T4">Zadanie</text:span><text:span text:style-name="T3">: W resources tworzymy plik application.properties a w nim klucz maxShippingPrice=</text:span><text:span text:style-name="T19">1000</text:span><text:span text:style-name="T3">. Wartość klucza należy pobrać w serwisie AuctionService za pomocą adnotacji @Value. Aby plik został wczytany należy skorzystać </text:span><text:span text:style-name="T25">@PropertySource</text:span><text:span text:style-name="T3">(value = { </text:span><text:span text:style-name="T19">"classpath:application.properties"</text:span><text:span text:style-name="T3"> }) w klasie konfiguracji oraz zdefiniować </text:span></text:p>
      <text:p text:style-name="P27"><text:span text:style-name="T2"><text:tab/></text:span>@Bean</text:p>
      <text:p text:style-name="P14"><text:span text:style-name="T2"><text:tab/></text:span><text:span text:style-name="T29">public</text:span><text:span text:style-name="T2"> </text:span><text:span text:style-name="T29">static</text:span><text:span text:style-name="T2"> PropertySourcesPlaceholderConfigurer </text:span><text:span text:style-name="T17">propertySourcesPlaceholderConfigurer</text:span><text:span text:style-name="T2">() {</text:span></text:p>
      <text:p text:style-name="P14"><text:span text:style-name="T2"><text:tab/><text:tab/></text:span><text:span text:style-name="T29">return</text:span><text:span text:style-name="T2"> </text:span><text:span text:style-name="T29">new</text:span><text:span text:style-name="T2"> PropertySourcesPlaceholderConfigurer();</text:span></text:p>
      <text:p text:style-name="P20"><text:tab/>}</text:p>
      <text:p text:style-name="P15"/>
      <text:p text:style-name="P1"><text:span text:style-name="T31">1.6: </text:span><text:span text:style-name="T32">Wstrzykiwanie zależności</text:span></text:p>
      <text:p text:style-name="P26"/>
      <text:p text:style-name="P26"><text:span text:style-name="T4">Zadanie</text:span><text:span text:style-name="T3">: Do komponentów AuctionService oraz OfferService wstrzyknąć odpowiadające im repozytoria. Wypróbować wszystkie możliwość wstrzyknięć konstruktor, seter, field.</text:span></text:p>
      <text:p text:style-name="P15"/>
      <text:p text:style-name="P28"><text:span text:style-name="T12">1.7:</text:span><text:span text:style-name="T14"> </text:span><text:span text:style-name="T15">Skorzystanie ze wstrzykniętego obiektu</text:span></text:p>
      <text:p text:style-name="P24"/>
      <text:p text:style-name="P26"><text:span text:style-name="T5">Zadanie</text:span><text:span text:style-name="T6">: W pakiecie <text:s/>pl.vavatech.auction.blc.</text:span><text:span text:style-name="T6">service w klasie AuctionService dodać metody, który delegują wywołania do AuctionRepo</text:span></text:p>
      <text:list xml:id="list33531211" text:continue-numbering="true" text:style-name="L2">
        <text:list-item>
          <text:p text:style-name="P30">Entity find(Long id)</text:p>
        </text:list-item>
        <text:list-item>
          <text:p text:style-name="P30">List&lt;Entity&gt; findAll()</text:p>
        </text:list-item>
        <text:list-item>
          <text:p text:style-name="P30">void update(entity)</text:p>
        </text:list-item>
        <text:list-item>
          <text:p text:style-name="P30">Long insert(entity)</text:p>
        </text:list-item>
        <text:list-item>
          <text:p text:style-name="P30">void delete(Long id)</text:p>
          <text:p text:style-name="P35"/>
        </text:list-item>
      </text:list>
      <text:p text:style-name="P15"/>
      <text:p text:style-name="P1"><text:span text:style-name="T31">1.8: </text:span><text:span text:style-name="T33">Backdoor za pomocą SpringEL</text:span></text:p>
      <text:p text:style-name="P26"/>
      <text:p text:style-name="P28"><text:span text:style-name="T4">Zadanie</text:span><text:span text:style-name="T3">: W pakiecie <text:s/>pl.vavatech.auction.blc.component stworzyć komponent BackDoor który będzie posiadał metodę przyjmującą wyrażenie SpringEL i zwracał wynik jako object. Należy zdobyć referencję do ApplicationContext i ustawić go jako BeanResolvera dla </text:span><text:span text:style-name="T3">StandardEvaluationContext. Po stworzeniu komponentu pobrać dowolną aukcje za pomocą <text:s/>AuctionRepo. </text:span></text:p>
      <text:p text:style-name="P16"/>
      <text:p text:style-name="P16"/>
      <text:p text:style-name="P25"/>
      <text:list xml:id="list33526749" text:continue-numbering="true" text:style-name="L2">
        <text:list-header>
          <text:p text:style-name="P35"/>
        </text:list-header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Ćwiczenie spring-mvc</text:p>
      <text:p text:style-name="P5"/>
      <text:p text:style-name="P19">Poniższe ćwiczenia będziemy wykonywać w obrębie projektu spring-mvc. W razie problemów można się wspomagać projektem spring-mvc-solved który zawiera już gotowe rozwiązania</text:p>
      <text:p text:style-name="P15"/>
      <text:p text:style-name="P15"/>
      <text:p text:style-name="P21">1.0: <text:span text:style-name="T28">Przeanalizować aktualne zależności maven'a</text:span></text:p>
      <text:p text:style-name="P22"/>
      <text:p text:style-name="P26"><text:span text:style-name="T11">1.1:</text:span><text:span text:style-name="T16"> </text:span><text:span text:style-name="T10">Przeanalizować konfigurację Spring MVC w oparciu o javaConfig klasy </text:span><text:span text:style-name="T8">AppInitializer</text:span><text:span text:style-name="T10"> oraz </text:span><text:span text:style-name="T6">AppConfig. Dodać projekt do tomcata</text:span></text:p>
      <text:p text:style-name="P24"/>
      <text:p text:style-name="P1"><text:span text:style-name="T31">1.2: </text:span><text:span text:style-name="T33">Dodanie pierwszego kontrolera</text:span></text:p>
      <text:p text:style-name="P26"/>
      <text:p text:style-name="P26"><text:span text:style-name="T5">Zadanie</text:span><text:span text:style-name="T6">: W pakiecie pl.vavatech.auction.www.controller stworzyć kontroler</text:span><text:span text:style-name="T6"> </text:span><text:span text:style-name="T8">HelloWorldController</text:span><text:span text:style-name="T6"> który pokaże przygotowany widok helloWorld.jsp z atrybutem message</text:span></text:p>
      <text:p text:style-name="P17"/>
      <text:p text:style-name="P1"><text:span text:style-name="T31">1.3: </text:span><text:span text:style-name="T33">Odczytanie parametrów ze ścieżki oraz rządania</text:span></text:p>
      <text:p text:style-name="P26"/>
      <text:p text:style-name="P26"><text:span text:style-name="T5">Zadanie</text:span><text:span text:style-name="T6">: W</text:span><text:span text:style-name="T6"> kontrolerze HelloWorldController dodać mapowanie aby obsługiwał linki typu /helloWorld/month/type gdzie month będzie od 1-12 a type to dowolny string.</text:span></text:p>
      <text:p text:style-name="P17">Otrzymane wartości wyświetlić w helloWorld.jsp. Dodatkowo w kontrolerze odebrać parametry żądania ?page=1&amp;pageSize=20 i również wyświetlić na stronie.</text:p>
      <text:p text:style-name="P24"/>
      <text:p text:style-name="P24"/>
      <text:p text:style-name="P1"><text:span text:style-name="T31">1.3: </text:span><text:span text:style-name="T33">Odczytanie danych formularza przesłanych przez Postman</text:span></text:p>
      <text:p text:style-name="P26"/>
      <text:p text:style-name="P26"><text:span text:style-name="T5">Zadanie</text:span><text:span text:style-name="T6">: W</text:span><text:span text:style-name="T6"> kontrolerze HelloWorldController dodać mapowanie /hellWorld/add tak aby jego parametrem wejściowym był Auction i za pomocą Postman(chrome) wysłać żądanie x-www-form które zawiera title oraz description.</text:span></text:p>
      <text:p text:style-name="P17"/>
      <text:p text:style-name="P1"><text:span text:style-name="T31">1.3: </text:span><text:span text:style-name="T33">Validacja otrzymanych danych</text:span></text:p>
      <text:p text:style-name="P26"/>
      <text:p text:style-name="P26"><text:span text:style-name="T5">Zadanie</text:span><text:span text:style-name="T6">: W</text:span><text:span text:style-name="T6"> kontrolerze HelloWorldController w mapowaniu /hellWorld/add dodać adnotację @Valid do parametru metody. I za pomocą postman wysłać błędne żadanie np. wartość enuma auctionType która nie istnieje. Sprawdzić co się stanie. </text:span></text:p>
      <text:p text:style-name="P17"/>
      <text:p text:style-name="P17">Dodać parametr metody BindingResult który zawiera błędy walidacyjne. Jeżeli obiekt BindingResult będzie zawierał błędy to wyrzucić wyjątek np. IllegalArgumentException</text:p>
      <text:p text:style-name="P17"/>
      <text:p text:style-name="P1"><text:span text:style-name="T31">1.4: </text:span><text:span text:style-name="T33">Interceptor logujący czas obsługi żadania</text:span></text:p>
      <text:p text:style-name="P26"/>
      <text:p text:style-name="P26"><text:span text:style-name="T5">Zadanie</text:span><text:span text:style-name="T6">: W</text:span><text:span text:style-name="T6"> pakiecie pl.vavatech.auction.www.component dodać interceptor RenderingTimeInterceptor który będzie logował na konsole czas w ms który był potrzebny na obsługę żądania.</text:span></text:p>
      <text:p text:style-name="P17"/>
      <text:p text:style-name="P17">Interfeptor zarejestrować w AppConfig</text:p>
      <text:p text:style-name="P17"/>
      <text:p text:style-name="P1"><text:span text:style-name="T31">1.5: </text:span><text:span text:style-name="T33">Obsługa błędów</text:span></text:p>
      <text:p text:style-name="P26"/>
      <text:p text:style-name="P26"><text:span text:style-name="T5">Zadanie</text:span><text:span text:style-name="T6">: </text:span><text:span text:style-name="T6">W kontrolerze HelloWorld dodać obsługę wyjątków za pomocą @ExceptionHandlera</text:span></text:p>
      <text:p text:style-name="P17">która przekieruje na stronę 'cmm/error'</text:p>
      <text:p text:style-name="P17"/>
      <text:p text:style-name="P1"><text:soft-page-break/><text:span text:style-name="T31">1.6:</text:span><text:span text:style-name="T33"> Globalna obsługa błędów</text:span></text:p>
      <text:p text:style-name="P26"/>
      <text:p text:style-name="P26"><text:span text:style-name="T5">Zadanie</text:span><text:span text:style-name="T6">: </text:span><text:span text:style-name="T6">W kontrolerze HelloWorld usuwamy obsługę błędów i dodajemy SimpleMappingExceptionResolver który w sytuacji wystąpienia błędu w dowolnym kontrolerze przekieruje na stronę 'cmm/error'</text:span></text:p>
      <text:p text:style-name="P17"/>
      <text:p text:style-name="P1"><text:span text:style-name="T31">1.7:</text:span><text:span text:style-name="T33"> Pokazanie wszystkich aukcji w systemie</text:span></text:p>
      <text:p text:style-name="P26"/>
      <text:p text:style-name="P26"><text:span text:style-name="T5">Zadanie</text:span><text:span text:style-name="T6">: </text:span><text:span text:style-name="T6">W pakiecie pl.vavatech.auction.</text:span><text:a xlink:type="simple" xlink:href="http://www.controller.auction/">www.controller.auction</text:a><text:span text:style-name="T6"> znalduje się AuctionController który będzie obsługiwał /auctions gdzie w wyniku zostanie pokazany widok auciton/list</text:span></text:p>
      <text:p text:style-name="P17"/>
      <text:p text:style-name="P17">W pliku auciton/list.jsp należy dodać kolumnę „Tytuł”</text:p>
      <text:p text:style-name="P17"/>
      <text:p text:style-name="P1"><text:span text:style-name="T31">1.8:</text:span><text:span text:style-name="T33"> Pokazanie szczegółów wybranej aukcji</text:span></text:p>
      <text:p text:style-name="P26"/>
      <text:p text:style-name="P26"><text:span text:style-name="T5">Zadanie</text:span><text:span text:style-name="T6">: </text:span><text:span text:style-name="T6">W AuctionController dodać obsługę /auctions/</text:span><text:span text:style-name="T20">idAukcji/show gdzie kontroler pobierze szczegóły wybranej aukcji i pokaż widok auction/show</text:span></text:p>
      <text:p text:style-name="P17"/>
      <text:p text:style-name="P17">W pliku auciton/show.jsp należy pokazać wszystkie dostępne kolumny.</text:p>
      <text:p text:style-name="P17"/>
      <text:p text:style-name="P17">Dodać obsługę przejścia do szczegółów aukcji z poziomu list aukcji</text:p>
      <text:p text:style-name="P10"/>
      <text:p text:style-name="P10"/>
      <text:p text:style-name="P1"><text:span text:style-name="T31">1.9:</text:span><text:span text:style-name="T33"> Obsługa edycji</text:span></text:p>
      <text:p text:style-name="P26"/>
      <text:p text:style-name="P26"><text:span text:style-name="T5">Zadanie</text:span><text:span text:style-name="T6">: </text:span><text:span text:style-name="T6">W AuctionController </text:span><text:span text:style-name="T20">znajduje się obsługa auctions/id/</text:span><text:span text:style-name="T6">edit</text:span><text:span text:style-name="T20"> oraz auctions/save</text:span><text:span text:style-name="T6">. Przeanalizować zasadę działania obsługi formularza</text:span></text:p>
      <text:p text:style-name="P17"/>
      <text:p text:style-name="P17"/>
      <text:p text:style-name="P10"/>
      <text:p text:style-name="P1"><text:span text:style-name="T31">1.10:</text:span><text:span text:style-name="T33"> Obsługa usuwania</text:span></text:p>
      <text:p text:style-name="P26"/>
      <text:p text:style-name="P26"><text:span text:style-name="T5">Zadanie</text:span><text:span text:style-name="T6">: </text:span><text:span text:style-name="T6">W AuctionController dodać auctions/id/delete która usunie wybrany rekord oraz dodać obsługę usuwania z poziomu listy</text:span></text:p>
      <text:p text:style-name="P17"/>
      <text:p text:style-name="P1"><text:span text:style-name="T31">1.11:</text:span><text:span text:style-name="T33"> Walidator dla aukcji</text:span></text:p>
      <text:p text:style-name="P26"/>
      <text:p text:style-name="P26"><text:span text:style-name="T5">Zadanie</text:span><text:span text:style-name="T6">: Napisać i wykorzystać walidator dla aukcji który sprawdzi czy data ważności aukcji nie jest przeszła. Skonfigurować walidator JSR 303 i dodać wymagalność pól w klasie aukcji. Dodatkowo dla pola title zdefiniować maksymalną ilość znaków na 20</text:span></text:p>
      <text:p text:style-name="P17"/>
      <text:p text:style-name="P1"><text:span text:style-name="T31">1.11:</text:span><text:span text:style-name="T33"> Formater </text:span></text:p>
      <text:p text:style-name="P26"/>
      <text:p text:style-name="P26"><text:span text:style-name="T5">Zadanie</text:span><text:span text:style-name="T6">: </text:span><text:span text:style-name="T6">Napisać formater (AnnotationFormatterFactory) który dla stworzonej adnotacji CurrencyFormat będzie dodawał PLN do wartości liczbowych. Skorzystać w klasie Auction w polu </text:span><text:span text:style-name="T23">shippingPrice</text:span></text:p>
      <text:p text:style-name="P17"/>
      <text:p text:style-name="P1"><text:span text:style-name="T31">1.12:</text:span><text:span text:style-name="T33"> Kontrolery REST </text:span></text:p>
      <text:p text:style-name="P26"/>
      <text:p text:style-name="P26"><text:span text:style-name="T5">Zadanie</text:span><text:span text:style-name="T6">: Stworzyć kontroler AuctionRestController (@RestController) który umożliwia operacje CRUD. </text:span></text:p>
      <text:p text:style-name="P17"/>
      <text:p text:style-name="P17">Należy rozpocząć od operacji findAll i sprawdzić jak wygląda list aukcji w postaci JSON.</text:p>
      <text:p text:style-name="P17"/>
      <text:p text:style-name="P17"><text:soft-page-break/>Podczas implementacji POST'a skorzystać z adnotacji @RequestBody dla parametru metody Auction aby spring wiedział, że cały request JSON powinien mapować na ten właśnie obiekt</text:p>
      <text:p text:style-name="P17"/>
      <text:p text:style-name="P17"/>
      <text:p text:style-name="P1"><text:span text:style-name="T31">1.13:</text:span><text:span text:style-name="T33"> Kontrolery REST – obsługa błędów</text:span></text:p>
      <text:p text:style-name="P26"/>
      <text:p text:style-name="P26"><text:span text:style-name="T5">Zadanie</text:span><text:span text:style-name="T6">: Sprawdzić co się stanie jeśli do naszego controlera REST wyślemy niepoprawne dane skorzystać z adnotacji @Valid.</text:span></text:p>
      <text:p text:style-name="P17"/>
      <text:p text:style-name="P17"/>
      <text:p text:style-name="P17"/>
      <text:p text:style-name="P1"><text:span text:style-name="T31">1.14:</text:span><text:span text:style-name="T33"> Kontrolery REST – struktury danych</text:span></text:p>
      <text:p text:style-name="P26"/>
      <text:p text:style-name="P26"><text:span text:style-name="T5">Zadanie</text:span><text:span text:style-name="T6">: Stworzyć kontroler OfferRestController który umożliwi składanie ofert do trwających aukcji. Zastanowić się jaka powinna być struktura obiektu który będzie za to odpowiadał.</text:span></text:p>
      <text:p text:style-name="P17"/>
      <text:p text:style-name="P17">Dodać regułę walidacyjną która stwierdzi czy proponowana oferta nie jest niższa od aktualnej.</text:p>
      <text:p text:style-name="P17"/>
      <text:p text:style-name="P17"/>
      <text:p text:style-name="P17"/>
      <text:p text:style-name="P17"/>
      <text:p text:style-name="P5">Ćwiczenie spring-ajt</text:p>
      <text:p text:style-name="P12"/>
      <text:p text:style-name="P18">Poniższe ćwiczenia będziemy wykonywać w obrębie projektu spring-ajt. W razie problemów można się wspomagać projektem spring-ajt-solved który zawiera już gotowe rozwiązania</text:p>
      <text:p text:style-name="P18"/>
      <text:p text:style-name="P18"/>
      <text:p text:style-name="P18"/>
      <text:p text:style-name="P1"><text:span text:style-name="T31">1.1:</text:span><text:span text:style-name="T33"> AOP</text:span></text:p>
      <text:p text:style-name="P26"/>
      <text:p text:style-name="P26"><text:span text:style-name="T5">Zadanie</text:span><text:span text:style-name="T6">: W pakiecie pl.vavatech.auction.blc.aop dodać adnotację @Trace, którą medziemy umieszczać na metodach serwisu które będziemy chcieli obserwować pod kontem wydajności.</text:span></text:p>
      <text:p text:style-name="P17">Dodać odpowiedni AspectJ która wypisze na konsole czas potrzebny na wykonanie zadania.</text:p>
      <text:p text:style-name="P17"/>
      <text:p text:style-name="P29"><text:a xlink:type="simple" xlink:href="https://blog.espenberntsen.net/2010/03/20/aspectj-cheat-sheet/"><text:span text:style-name="T7">https://blog.espenberntsen.net/2010/03/20/aspectj-cheat-sheet/</text:span></text:a></text:p>
      <text:p text:style-name="P18"/>
      <text:p text:style-name="P1"><text:span text:style-name="T31">1.2:</text:span><text:span text:style-name="T33"> AOP - parametry</text:span></text:p>
      <text:p text:style-name="P26"/>
      <text:p text:style-name="P26"><text:span text:style-name="T5">Zadanie</text:span><text:span text:style-name="T6">: Do adnotacji @Trace dodajemy parametr mówiący o maksymalnym czasie wykonania metody w razie przekroczenia tego czasu należy zalogować taką informację na poziomie ERROR dodatkowo wypisując parametry metody dla których to wystąpiło.</text:span></text:p>
      <text:p text:style-name="P17"/>
      <text:p text:style-name="P1"><text:span text:style-name="T31">1.3:</text:span><text:span text:style-name="T33"> JPA </text:span></text:p>
      <text:p text:style-name="P26"/>
      <text:p text:style-name="P26"><text:span text:style-name="T5">Zadanie</text:span><text:span text:style-name="T6">: Odkomętować i przeanalizować konfigurację JPA oraz TX w pliku BusinessConfig</text:span></text:p>
      <text:p text:style-name="P17"/>
      <text:p text:style-name="P26"><text:span text:style-name="T6">Stworzyć nowe implementacje dla AuctionRepo oraz OfferRepo które będą zapisywały do bazy danych za pomocą JPA </text:span><text:span text:style-name="T26">@PersistenceContext </text:span><text:span text:style-name="T9">EntityManager</text:span><text:span text:style-name="T26">.</text:span></text:p>
      <text:p text:style-name="P38"/>
      <text:p text:style-name="P38"/>
      <text:p text:style-name="P1"><text:span text:style-name="T31">1.4:</text:span><text:span text:style-name="T33"> TX</text:span></text:p>
      <text:p text:style-name="P26"/>
      <text:p text:style-name="P26"><text:span text:style-name="T5">Zadanie</text:span><text:span text:style-name="T6">: Aktualnie dodawanie aukcji oraz ofert nie działa </text:span><text:span text:style-name="T26">bo system informuje o braku transakcji aby to naprawić należy dodać adnotację @Transactional w miejscach w których </text:span><text:soft-page-break/><text:span text:style-name="T26">chcemy aby nasze metody były transakcyjne</text:span></text:p>
      <text:p text:style-name="P26"><text:span text:style-name="T26"/></text:p>
      <text:p text:style-name="P5">Ćwiczenie spring-security</text:p>
      <text:p text:style-name="P12"/>
      <text:p text:style-name="P18">Poniższe ćwiczenia będziemy wykonywać w obrębie projektu spring-security. W razie problemów można się wspomagać projektem spring-security-solved który zawiera już gotowe rozwiązania</text:p>
      <text:p text:style-name="P18"><text:span text:style-name="T26"/></text:p>
      <text:p text:style-name="P18"><text:a xlink:type="simple" xlink:href="http://docs.spring.io/spring-security/site/docs/3.0.x/reference/el-access.html"><text:span text:style-name="T24">http://docs.spring.io/spring-security/site/docs/3.0.x/reference/el-access.html</text:span></text:a></text:p>
      <text:p text:style-name="P18"><text:span text:style-name="T24"/></text:p>
      <text:p text:style-name="P1"><text:span text:style-name="T31">1.1:</text:span><text:span text:style-name="T33"> Web Security </text:span></text:p>
      <text:p text:style-name="P26"/>
      <text:p text:style-name="P26"><text:span text:style-name="T5">Zadanie</text:span><text:span text:style-name="T6">: W </text:span><text:span text:style-name="T26">apliku spring-security.xml należy zdefiniować reguły bezpieczeństwa zabraniające przeglądania aukcji niezalogowanym użytkownikom.</text:span></text:p>
      <text:p text:style-name="P26"><text:span text:style-name="T26">Dodatkowo tylko użytkownicy z rolą ADMIN mogą dodawać i usuwać aukcje.</text:span></text:p>
      <text:p text:style-name="P26"><text:span text:style-name="T26">Wywoływanie webservice'ów jest możliwe tylko dla użytkowników z rolą REST.</text:span></text:p>
      <text:p text:style-name="P26"><text:span text:style-name="T26"/></text:p>
      <text:p text:style-name="P26"><text:span text:style-name="T26">W plikach nav.jsp praz list.jsp zostały dodane odpowiednie sekcje ukrywające zawartość w zależności od roli użytkownika</text:span></text:p>
      <text:p text:style-name="P26"><text:span text:style-name="T26"/></text:p>
      <text:p text:style-name="P13"><text:span text:style-name="T35">&lt;/</text:span><text:span text:style-name="T39">sec:authorize</text:span><text:span text:style-name="T35">&gt;</text:span><text:span text:style-name="T18"> </text:span><text:span text:style-name="T35">&lt;</text:span><text:span text:style-name="T39">sec:authorize</text:span><text:span text:style-name="T27"> </text:span><text:span text:style-name="T42">access</text:span><text:span text:style-name="T18">=</text:span><text:span text:style-name="T22">"hasRole('ADMIN')"</text:span><text:span text:style-name="T35">&gt;</text:span></text:p>
      <text:p text:style-name="P42"><text:span text:style-name="T2"><text:tab/></text:span><text:span text:style-name="T34">&lt;</text:span><text:span text:style-name="T38">a</text:span> <text:span text:style-name="T41">href</text:span><text:span text:style-name="T2">=</text:span><text:span text:style-name="T21">"auctions/</text:span><text:span text:style-name="T2">${auction.id}</text:span><text:span text:style-name="T21">/delete"</text:span><text:span text:style-name="T34">&gt;</text:span></text:p>
      <text:p text:style-name="P42"><text:span text:style-name="T34"><text:tab/>&lt;</text:span><text:span text:style-name="T38">i </text:span><text:span text:style-name="T41">class</text:span><text:span text:style-name="T2">=</text:span><text:span text:style-name="T21">" glyphicon glyphicon-remove-circle"</text:span><text:span text:style-name="T34">&gt;&lt;/</text:span><text:span text:style-name="T38">i</text:span><text:span text:style-name="T34">&gt;&lt;/</text:span><text:span text:style-name="T38">a</text:span><text:span text:style-name="T34">&gt;</text:span></text:p>
      <text:p text:style-name="P40"><text:span text:style-name="T36">&lt;/</text:span><text:span text:style-name="T40">sec:authorize</text:span><text:span text:style-name="T36">&gt;</text:span></text:p>
      <text:p text:style-name="P40"><text:span text:style-name="T36"/></text:p>
      <text:p text:style-name="P40"><text:span text:style-name="T36"/></text:p>
      <text:p text:style-name="P1"><text:span text:style-name="T31">1.2:</text:span><text:span text:style-name="T33"> Method Security </text:span></text:p>
      <text:p text:style-name="P26"/>
      <text:p text:style-name="P26"><text:span text:style-name="T5">Zadanie</text:span><text:span text:style-name="T6">: </text:span><text:span text:style-name="T37">W aplikacji tylko użytkownik z rolą ADMIN może dodać Aukcje jednak jest to tylko i wyłącznie ukrycie linka. Zabezpieczyć metodę serwisu AuctionService tak aby dodać aukcję mógł tylko użytkownik z rolą ADMIN</text:span></text:p>
      <text:p text:style-name="P26"><text:span text:style-name="T37"/></text:p>
      <text:p text:style-name="P1"><text:span text:style-name="T31">1.3:</text:span><text:span text:style-name="T33"> Method Security </text:span></text:p>
      <text:p text:style-name="P26"/>
      <text:p text:style-name="P26"><text:span text:style-name="T5">Zadanie</text:span><text:span text:style-name="T6">: </text:span><text:span text:style-name="T37">Zabezpieczyć AuctionService update tak aby użytkownicy mogli edytować tylko swoje aukcje.</text:span></text:p>
      <text:p text:style-name="P26"><text:span text:style-name="T37"/></text:p>
      <text:p text:style-name="P26"><text:span text:style-name="T37">Na początek musimy tak zmodyfikować serwis od dodawania aby zapisał do pola creeatorUserName login aktualnie zalogowanego użytkownika. Następnie skorzystać z adnotacji @PreAuthoriz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04T13:34:20.67</dc:date>
    <meta:editing-duration>PT15H1M13S</meta:editing-duration>
    <meta:editing-cycles>45</meta:editing-cycles>
    <meta:generator>OpenOffice.org/3.3$Win32 OpenOffice.org_project/330m20$Build-9567</meta:generator>
    <meta:document-statistic meta:table-count="0" meta:image-count="0" meta:object-count="0" meta:page-count="7" meta:paragraph-count="130" meta:word-count="1265" meta:character-count="10637"/>
  </office:meta>
</office:document-meta>
</file>